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cameras and zoom to drawing primitives.</text:p>
      <text:p text:style-name="Standard">-Smooth out primitives if it’s possible at all (apparently antialiasing<text:s/>works only on the first bitmap).</text:p>
      <text:p text:style-name="Standard">-Replace every wacky color with ALLEGRO_COLOR.</text:p>
      <text:p text:style-name="Standard">-Add string variable input to “run” instruction.</text:p>
      <text:p text:style-name="Standard">-Add new instructions to the documentation.</text:p>
      <text:p text:style-name="Standard">-EditableText update.</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text:s/><text:soft-page-break/>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text:s/><text:soft-page-break/>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text:s/><text:soft-page-break/>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soft-page-break/>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soft-page-break/>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7T01:24:00Z</dc:date>
    <meta:template xlink:href="Normal.dotm" xlink:type="simple"/>
    <meta:editing-cycles>724</meta:editing-cycles>
    <meta:editing-duration>PT1335240S</meta:editing-duration>
    <meta:document-statistic meta:page-count="6" meta:paragraph-count="23" meta:word-count="1779" meta:character-count="11901" meta:row-count="84" meta:non-whitespace-character-count="10145"/>
  </office:meta>
</office:document-meta>
</file>